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loext:contextual-spacing="false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loext:contextual-spacing="fals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container">
        <text:section text:style-name="Sect2" text:name="reader-header">
          <text:p text:style-name="P1"><text:bookmark text:name="reader-domain"/><text:a xlink:type="simple" xlink:href="http://younglinux.info/tkinter/canvas.php" text:style-name="Internet_20_link" text:visited-style-name="Visited_20_Internet_20_Link">younglinux.info</text:a> </text:p>
          <text:h text:style-name="Heading_20_1" text:outline-level="1"><text:bookmark text:name="reader-title"/>Геометрические примитивы графического элемента Canvas (холст) модуля Tkinter. Урок 12</text:h>
          <text:section text:style-name="Sect1" text:name="reader-credits">
            <text:p text:style-name="Text_20_body"/>
          </text:section>
        </text:section>
        <text:section text:style-name="Sect2" text:name="moz-reader-content">
          <text:p text:style-name="Standard"/>
          <text:section text:style-name="Sect1" text:name="readability-page-1">
            <text:h text:style-name="Heading_20_4" text:outline-level="4">Методическая разработка урока<text:line-break/>Элективный курс: Модуль tkinter. Создание графического интерфейса пользователя с помощью языка программирования Python<text:line-break/>Уровень: Программирование для начинающих</text:h>
            <text:p text:style-name="Text_20_body">Canvas (холст) — это достаточно сложный объект библиотеки tkinter. Он позволяет располагать на самом себе другие объекты. Это могут быть как геометрические фигуры, узоры, вставленные изображения, так и другие виджеты (например, метки, кнопки, текстовые поля). И это еще не все. Отображенные на холсте объекты можно изменять и перемещать (при желании) в процессе выполнения скрипта. Учитывая все это, canvas находит широкое применение при создании GUI-приложений c использованием tkinter (создание рисунков, оформление других виджет, реализация функций графических редакторов, программируемая анимация и др.).</text:p>
            <text:p text:style-name="Text_20_body">В данном уроке будет рассмотрено создание на холсте графических примитивов (линии, прямоугольника, многоугольника, дуги (сектора), эллипса) и текста. </text:p>
            <text:p text:style-name="Text_20_body">Для того, чтобы создать объект-холст необходимо вызвать соответствующий класс модуля tkinter и установить некоторые значения свойств (опций). Например:</text:p>
            <text:p text:style-name="Preformatted_20_Text">canv = Canvas(root,width=500,height=500,bg="lightblue",</text:p>
            <text:p text:style-name="P2"><text:s text:c="10"/>cursor="pencil")</text:p>
            <text:p text:style-name="Text_20_body">Далее с помощью любого менеджера геометрии разместить на главном окне.</text:p>
            <text:p text:style-name="Text_20_body">Перед тем как создавать геометрические фигуры на холсте следует разобраться с координатами и единицами измерения расстояния. Нулевая точка (0,0) для объекта Canvas располагается в верхнем левом углу. Единицы измерения пиксели (точки экрана). Для «ориентации в пространстве» объекта Canvas рассмотрите рисунок ниже. У любой точки первое число — это расстояние от нулевого значения по оси X, второе — по оси Y.</text:p>
            <text:p text:style-name="Text_20_body">Чтобы нарисовать линию на холсте следует к объекту (в нашем случае, canv) применить метод create_line.</text:p>
            <text:p text:style-name="Preformatted_20_Text">canv.create_line(200,50,300,50,width=3,fill="blue")</text:p>
            <text:p text:style-name="P2">canv.create_line(0,0,100,100,width=2,arrow=LAST) </text:p>
            <text:p text:style-name="Text_20_body">Четыре числа — это пары координат начала и конца линии, т.е в примере первая линия начинается из точки (200,50), а заканчивается в точке (300,50). Вторая линия начинается в точке (0,0), заканчивается — в (100,100). Свойство fill позволяет задать цвет линии отличный от черного, а arrow – установить стрелку (в конце, начале или по обоим концам линии).</text:p>
            <text:p text:style-name="Text_20_body">Метод create_rectangle создает прямоугольник. Аналогично линии в скобках первыми аргументами прописываются четыре числа. Первые две координаты обозначают верхний левый угол прямоугольника, вторые — правый нижний. В примере ниже используется немного иной подход. Он может быть полезен, если начальные координаты объекта могут изменяться, а его размер строго регламентирован.</text:p>
            <text:p text:style-name="Preformatted_20_Text">x = 75</text:p>
            <text:p text:style-name="Preformatted_20_Text">y = 110</text:p>
            <text:p text:style-name="P2">canv.create_rectangle(x,y,x+80,y+50,fill="white",outline="blue")</text:p>
            <text:p text:style-name="Text_20_body">Опция outline определяет цвет границы прямоугольника.</text:p>
            <text:p text:style-name="Text_20_body"><text:soft-page-break/>Чтобы создать произвольный многоугольник, требуется задать пары координат для каждой его точки.</text:p>
            <text:p text:style-name="P2">canv.create_polygon([250,100],[200,150],[300,150],fill="yellow") </text:p>
            <text:p text:style-name="Text_20_body">Квадратные скобки при задании координат используются для удобочитаемости (их можно не использовать). Свойство smooth задает сглаживание.</text:p>
            <text:p text:style-name="Preformatted_20_Text">canv.create_polygon([250,100],[200,150],[300,150],fill="yellow")</text:p>
            <text:p text:style-name="Preformatted_20_Text">canv.create_polygon([300,80],[400,80],[450,75],[450,200],</text:p>
            <text:p text:style-name="P2"><text:s text:c="10"/>[300,180],[330,160],outline="white",smooth=1)</text:p>
            <text:p text:style-name="Text_20_body">При создании эллипса задаются координаты гипотетического прямоугольника, описывающего данный эллипс.</text:p>
            <text:p text:style-name="P2">canv.create_oval([20,200],[150,300],fill="gray50")</text:p>
            <text:p text:style-name="Text_20_body">Более сложные для понимания фигуры получаются при использовании метода create_arc. В зависимости от значения опции style можно получить сектор (по умолчанию), сегмент (CHORD) или дугу (ARC). Координаты по-прежнему задают прямоугольник, в который вписана окружность, из которой «вырезают» сектор, сегмент или дугу. От опций start и extent зависит угол фигуры.</text:p>
            <text:p text:style-name="Preformatted_20_Text">canv.create_arc([160,230],[230,330],start=0,extent=140,fill="lightgreen")</text:p>
            <text:p text:style-name="Preformatted_20_Text">canv.create_arc([250,230],[320,330],start=0,extent=140,</text:p>
            <text:p text:style-name="Preformatted_20_Text"><text:s text:c="10"/>style=CHORD,fill="green")</text:p>
            <text:p text:style-name="Preformatted_20_Text">canv.create_arc([340,230],[410,330],start=0,extent=140,</text:p>
            <text:p text:style-name="P2"><text:s text:c="10"/>style=ARC,outline="darkgreen",width=2) </text:p>
            <text:p text:style-name="Text_20_body">Последний метод объекта canvas, который будет рассмотрен в этом уроке — это метод создающий текстовую надпись.</text:p>
            <text:p text:style-name="Preformatted_20_Text">canv.create_text(20,330,text="Опыты с графическими примитивами\nна холсте",</text:p>
            <text:p text:style-name="P2"><text:s text:c="10"/>font="Verdana 12",anchor="w",justify=CENTER,fill="red") </text:p>
            <text:p text:style-name="Text_20_body">Трудность здесь может возникнуть с пониманием опции anchor (якорь). По умолчанию в заданной координате располагается центр текстовой надписи. Чтобы изменить это и, например, разместить по указанной координате левую границу текста, используется якорь со значением w (от англ. west – запад). Другие значения: n, ne, e, se, s, sw, w, nw. Если букв, задающих сторону привязки две, то вторая определяет вертикальную привязку (вверх или вниз «уйдет» текст от координаты). Свойство justify определяет лишь выравнивание текста относительно себя самого. </text:p>
            <text:p text:style-name="Text_20_body">В конце следует отметить, что часто требуется «нарисовать» на холсте какие-либо повторяющиеся элементы. Для того, чтобы не загружать код, используют циклы. Например, так:</text:p>
            <text:p text:style-name="Preformatted_20_Text">x=10</text:p>
            <text:p text:style-name="Preformatted_20_Text">while x &lt; 450:</text:p>
            <text:p text:style-name="Preformatted_20_Text"><text:s text:c="5"/>canv.create_rectangle(x,400,x+50,450)</text:p>
            <text:p text:style-name="P2"><text:s text:c="5"/>x = x + 60 </text:p>
            <text:p text:style-name="Text_20_body">Если вы напишите код приведенный в данном уроке (предварительно совершив импорт модуля Tkinter и создание главного окна, а также не забыв расположить на окне холст, и в конце «сделать» mainloop), то при его выполнении увидите такую картину:</text:p>
            <text:p text:style-name="Text_20_body">Запрограммируйте следующие изображения на виджетах-холстах:</text:p>
          </text:section>
        </text:section>
      </text:section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 text:name="container"/></text:p>
      <text:section text:style-name="Sect1" text:name="Section1">
        <text:section text:style-name="Sect2" text:name="Section2">
          <text:p text:style-name="P1"><text:bookmark text:name="reader-domain1"/><text:bookmark text:name="reader-header"/><text:soft-page-break/><text:a xlink:type="simple" xlink:href="http://younglinux.info/tkinter/canvasmeth.php" text:style-name="Internet_20_link" text:visited-style-name="Visited_20_Internet_20_Link">younglinux.info</text:a> </text:p>
          <text:h text:style-name="Heading_20_1" text:outline-level="1"><text:bookmark text:name="reader-title1"/>Canvas (холст): методы, идентификаторы и теги. Урок 13</text:h>
          <text:section text:style-name="Sect1" text:name="Section3">
            <text:p text:style-name="Text_20_body"><text:bookmark text:name="reader-credits"/></text:p>
          </text:section>
        </text:section>
        <text:section text:style-name="Sect2" text:name="Section4">
          <text:p text:style-name="Standard"><text:bookmark text:name="moz-reader-content"/></text:p>
          <text:section text:style-name="Sect1" text:name="Section5">
            <text:h text:style-name="Heading_20_4" text:outline-level="4"><text:bookmark text:name="readability-page-1"/>Методическая разработка урока<text:line-break/>Элективный курс: Модуль tkinter. Создание графического интерфейса пользователя с помощью языка программирования Python<text:line-break/>Уровень: Программирование для начинающих</text:h>
            <text:p text:style-name="Text_20_body">На прошлом уроке были рассмотрены методы объекта canvas, формирующие на нем геометрические примитивы и текст. Однако это лишь часть методов холста. В другую условную группу можно выделить методы, изменяющие свойства уже существующих объектов холста (например, геометрических фигур). И тут возникает вопрос: как обращаться к уже созданным фигурам? Ведь если при создании было прописано что-то вроде canvas.create_oval(30,10,130,80) и таких овалов, квадратов и др. на холсте очень много, то как к ним обращаться? </text:p>
            <text:p text:style-name="Text_20_body">Для решения этой проблемы в tkinter для объектов холста можно использовать идентификаторы и теги, которые затем передаются другим методам. У любого объекта может быть как идентификатор, так и тег. Использование идентификаторов и тегов немного различается.</text:p>
            <text:p text:style-name="Text_20_body">Рассмотрим несколько методов изменения уже существующих объектов с использованием при этом <text:span text:style-name="Strong_20_Emphasis">идентификаторов</text:span>. Для начала создадим холст и три объекта на нем. При создании объекты "возвращают" свои идентификаторы, которые можно связать с переменными (oval, rect и trial в примере ниже) и потом использовать их для обращения к конкретному объекту.</text:p>
            <text:p text:style-name="Preformatted_20_Text">c = Canvas(width=460,height=460,bg='grey80')</text:p>
            <text:p text:style-name="Preformatted_20_Text">c.pack()</text:p>
            <text:p text:style-name="Preformatted_20_Text">oval = c.create_oval(30,10,130,80)</text:p>
            <text:p text:style-name="Preformatted_20_Text">rect = c.create_rectangle(180,10,280,80)</text:p>
            <text:p text:style-name="P2">trian = c.create_polygon(330,80,380,10,430,80, fill='grey80', outline="black")</text:p>
            <text:p text:style-name="Text_20_body">Если вы выполните данный скрипт, то увидите на холсте три фигуры: овал, прямоугольник и треугольник.</text:p>
            <text:p text:style-name="Text_20_body">Далее можно использовать методы-"модификаторы" указывая в качестве первого аргумента идентификатор объекта. Метод move перемещает объект на по оси X и Y на расстояние указанное в качестве второго и третьего аргументов. Следует понимать, что это не координаты, а смещение, т. е. в примере ниже прямоугольник опустится вниз на 150 пикселей. Метод itemconfig изменяет указанные свойства объектов, coords изменяет координаты (им можно менять и размер объекта).</text:p>
            <text:p text:style-name="Preformatted_20_Text">c.move(rect,0,150)</text:p>
            <text:p text:style-name="Preformatted_20_Text">c.itemconfig(trian,outline="red",width=3)</text:p>
            <text:p text:style-name="P2">c.coords(oval,300,200,450,450) </text:p>
            <text:p text:style-name="Text_20_body">Если запустить скрипт, содержащий две приведенные части кода (друг за другом), то мы сразу увидим уже изменившуюся картину на холсте: прямоугольник опустится, треугольник приобретет красный контур, а эллипс сместится и сильно увеличится в размерах. Обычно в программах изменения должны наступать при каком-нибудь внешнем воздействии. Пусть по щелчку левой кнопкой мыши прямоугольник передвигается на два пикселя вниз (он будет это делать при каждом щелчке мышью):</text:p>
            <text:p text:style-name="Preformatted_20_Text">def mooove(event):</text:p>
            <text:p text:style-name="Preformatted_20_Text"><text:s text:c="5"/>c.move(rect,0,2)</text:p>
            <text:p text:style-name="Preformatted_20_Text">...</text:p>
            <text:p text:style-name="P2">c.bind('&lt;Button-1&gt;',mooove)</text:p>
            <text:p text:style-name="Text_20_body"><text:soft-page-break/>Теперь рассмотрим как работают теги. В отличие от идентификаторов, которые являются уникальными для каждого объекта, один и тот же тег может присваиваться разным объектам. Дальнейшее обращение к такому тегу позволит изменить все объекты, в которых он был указан. В примере ниже эллипс и линия содержат один и тот же тег, а функция color изменяет цвет всех объектов с тегом group1. Обратите внимание, что в отличие от имени идентификатора (переменная), имя тега заключается в кавычки (строковое значение).</text:p>
            <text:p text:style-name="Preformatted_20_Text">oval = c.create_oval(30,10,130,80,tag="group1")</text:p>
            <text:p text:style-name="Preformatted_20_Text">c.create_line(10,100,450,100,tag="group1")</text:p>
            <text:p text:style-name="Preformatted_20_Text">…</text:p>
            <text:p text:style-name="Preformatted_20_Text">def color(event):</text:p>
            <text:p text:style-name="Preformatted_20_Text"><text:s text:c="5"/>c.itemconfig('group1',fill="red",width=3)</text:p>
            <text:p text:style-name="Preformatted_20_Text">…</text:p>
            <text:p text:style-name="P2">c.bind('&lt;Button-3&gt;',color) </text:p>
            <text:p text:style-name="Text_20_body">Еще один метод, который стоит рассмотреть, это delete, который удаляет объект по указанному идентификатору или тегу. В tkinter существуют зарезервированные теги: например, all обозначает все объекты холста. Так в примере ниже функция clean просто очищает холст. </text:p>
            <text:p text:style-name="Preformatted_20_Text">def clean(event):</text:p>
            <text:p text:style-name="Preformatted_20_Text"><text:s text:c="5"/>c.delete('all')</text:p>
            <text:p text:style-name="Preformatted_20_Text">...</text:p>
            <text:p text:style-name="P2">c.bind('&lt;Button-2&gt;',clean) </text:p>
            <text:p text:style-name="Text_20_body">Метод tag_bind позволяет привязать событие (например, щелчок кнопкой мыши) к определенному объекту. Таким образом, можно реализовать обращение к различным областям холста с помощью одного и того же события. Пример ниже это наглядно иллюстрирует: изменения на холсте зависят от того, где произведен щелчок мышью.</text:p>
            <text:p text:style-name="Preformatted_20_Text">from tkinter import *</text:p>
            <text:p text:style-name="Preformatted_20_Text"> </text:p>
            <text:p text:style-name="Preformatted_20_Text">c = Canvas(width=460,height=100,bg='grey80')</text:p>
            <text:p text:style-name="Preformatted_20_Text">c.pack()</text:p>
            <text:p text:style-name="Preformatted_20_Text"> </text:p>
            <text:p text:style-name="Preformatted_20_Text">oval = c.create_oval(30,10,130,80,fill="orange")</text:p>
            <text:p text:style-name="Preformatted_20_Text">c.create_rectangle(180,10,280,80,tag="rect",fill="lightgreen")</text:p>
            <text:p text:style-name="Preformatted_20_Text">trian = c.create_polygon(330,80,380,10,430,80,fill='white',outline="black")</text:p>
            <text:p text:style-name="Preformatted_20_Text"> </text:p>
            <text:p text:style-name="Preformatted_20_Text">def oval_func(event):</text:p>
            <text:p text:style-name="Preformatted_20_Text"><text:s text:c="5"/>c.delete(oval)</text:p>
            <text:p text:style-name="Preformatted_20_Text"><text:s text:c="5"/>c.create_text(30,10,text="Здесь был круг",anchor="w")</text:p>
            <text:p text:style-name="Preformatted_20_Text">def rect_func(event):</text:p>
            <text:p text:style-name="Preformatted_20_Text"><text:s text:c="5"/>c.delete("rect")</text:p>
            <text:p text:style-name="Preformatted_20_Text"><text:s text:c="5"/>c.create_text(180,10,text="Здесь был\nпрямоугольник",anchor="nw")</text:p>
            <text:p text:style-name="Preformatted_20_Text">def triangle(event):</text:p>
            <text:p text:style-name="Preformatted_20_Text"><text:s text:c="5"/>c.create_polygon(350,70,380,20,410,70,fill='yellow',outline="black")</text:p>
            <text:p text:style-name="Preformatted_20_Text"> </text:p>
            <text:p text:style-name="Preformatted_20_Text">c.tag_bind(oval,'&lt;Button-1&gt;',oval_func)</text:p>
            <text:p text:style-name="Preformatted_20_Text">c.tag_bind("rect",'&lt;Button-1&gt;',rect_func)</text:p>
            <text:p text:style-name="Preformatted_20_Text">c.tag_bind(trian,'&lt;Button-1&gt;',triangle)</text:p>
            <text:p text:style-name="Preformatted_20_Text"> </text:p>
            <text:p text:style-name="P2">mainloop() </text:p>
            <text:list xml:id="list9098936708257627716" text:style-name="L1">
              <text:list-item>
                <text:p text:style-name="P4">Спишите скрипты, рассмотренные в данном уроке. Выполните их. Объясните увиденное. </text:p>
              </text:list-item>
              <text:list-item>
                <text:p text:style-name="P3">Подумайте как можно реализовать движение (анимацию) той или иной геометрическое фигуры по холсту. Подсказка: попробуйте использовать цикл while, в теле которого с помощью метода delete удаляется старая фигура, а с помощью move рисуется такая же на новом месте. </text:p>
              </text:list-item>
            </text:list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1374in" fo:margin-left="0.1807in" fo:margin-right="0.2126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4T19:30:29.733554458</meta:creation-date>
    <dc:date>2017-07-06T14:53:34.080959295</dc:date>
    <meta:editing-duration>P1DT2H31M58S</meta:editing-duration>
    <meta:editing-cycles>3</meta:editing-cycles>
    <meta:generator>LibreOffice/4.3.3.2$Linux_x86 LibreOffice_project/430m0$Build-2</meta:generator>
    <meta:document-statistic meta:table-count="0" meta:image-count="0" meta:object-count="0" meta:page-count="4" meta:paragraph-count="104" meta:word-count="1220" meta:character-count="10520" meta:non-whitespace-character-count="9270"/>
  </office:meta>
</office:document-meta>
</file>